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5.72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47cm" fo:min-width="5.723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4.316cm" fo:min-width="5.723cm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4.316cm" fo:min-width="5.72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163cm" fo:min-width="8.644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1.274cm"/>
    </style:style>
    <style:style style:name="gr10" style:family="graphic" style:parent-style-name="standard">
      <style:graphic-properties draw:stroke="none" svg:stroke-color="#000000" draw:fill="none" draw:fill-color="#ffffff" fo:min-height="1.401cm"/>
    </style:style>
    <style:style style:name="gr11" style:family="graphic" style:parent-style-name="standard">
      <style:graphic-properties draw:stroke="none" svg:stroke-color="#000000" draw:fill="none" draw:fill-color="#ffffff" fo:min-height="2.417cm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1.397cm" svg:x="1.508cm" svg:y="1.508cm">
          <text:p text:style-name="P1">Компьютер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397cm" svg:x="1.508cm" svg:y="2.908cm">
          <text:p text:style-name="P2">Число []int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223cm" svg:height="4.566cm" svg:x="1.508cm" svg:y="4.308cm">
          <text:p text:style-name="P4"><text:span text:style-name="T1">- Генерация </text:span></text:p>
          <text:p text:style-name="P4"><text:span text:style-name="T1">корректного числа()</text:span></text:p>
          <text:p text:style-name="P4"><text:span text:style-name="T1">- Сравнение чисел()</text:span></text:p>
          <text:p text:style-name="P4"><text:span text:style-name="T1">+ Считывание </text:span></text:p>
          <text:p text:style-name="P4"><text:span text:style-name="T1">с консоли()</text:span></text:p>
          <text:p text:style-name="P4"><text:span text:style-name="T1">+ Вывод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1.397cm" svg:x="13.827cm" svg:y="1.508cm">
          <text:p text:style-name="P1">Клиент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6.223cm" svg:height="1.397cm" svg:x="13.827cm" svg:y="2.908cm">
          <text:p text:style-name="P2">Число []i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4.566cm" svg:x="13.827cm" svg:y="4.308cm">
          <text:p text:style-name="P4"><text:span text:style-name="T1">+ Отправка </text:span></text:p>
          <text:p text:style-name="P4"><text:span text:style-name="T1">сообщения()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3.827cm" svg:y1="6.08cm" svg:x2="7.731cm" svg:y2="6.08cm">
          <text:p/>
        </draw:line>
        <draw:custom-shape draw:style-name="gr6" draw:text-style-name="P1" draw:layer="layout" svg:width="9.144cm" svg:height="2.413cm" svg:x="6.334cm" svg:y="10.906cm">
          <text:p text:style-name="P1">Генерация корректного числа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.143cm" svg:y1="12.176cm" svg:x2="6.207cm" svg:y2="12.176cm">
          <text:p/>
        </draw:line>
        <draw:line draw:style-name="gr5" draw:text-style-name="P7" draw:layer="layout" svg:x1="15.478cm" svg:y1="12.176cm" svg:x2="19.542cm" svg:y2="12.176cm">
          <text:p/>
        </draw:line>
        <draw:line draw:style-name="gr5" draw:text-style-name="P7" draw:layer="layout" svg:x1="10.906cm" svg:y1="7.223cm" svg:x2="10.906cm" svg:y2="10.906cm">
          <text:p/>
        </draw:line>
        <draw:line draw:style-name="gr5" draw:text-style-name="P7" draw:layer="layout" svg:x1="10.906cm" svg:y1="15.224cm" svg:x2="10.906cm" svg:y2="13.192cm">
          <text:p/>
        </draw:line>
        <draw:custom-shape draw:style-name="gr6" draw:text-style-name="P1" draw:layer="layout" svg:width="9.144cm" svg:height="2.413cm" svg:x="6.461cm" svg:y="17.764cm">
          <text:p text:style-name="P1">Сравнение чисел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.27cm" svg:y1="19.034cm" svg:x2="6.334cm" svg:y2="19.034cm">
          <text:p/>
        </draw:line>
        <draw:line draw:style-name="gr5" draw:text-style-name="P7" draw:layer="layout" svg:x1="15.605cm" svg:y1="19.034cm" svg:x2="19.669cm" svg:y2="19.034cm">
          <text:p/>
        </draw:line>
        <draw:line draw:style-name="gr5" draw:text-style-name="P7" draw:layer="layout" svg:x1="11.033cm" svg:y1="24.114cm" svg:x2="11.033cm" svg:y2="20.05cm">
          <text:p/>
        </draw:line>
        <draw:line draw:style-name="gr5" draw:text-style-name="P7" draw:layer="layout" svg:x1="10.906cm" svg:y1="15.732cm" svg:x2="10.906cm" svg:y2="17.764cm">
          <text:p/>
        </draw:line>
        <draw:frame draw:style-name="gr7" draw:text-style-name="P8" draw:layer="layout" svg:width="3.429cm" svg:height="1.673cm" svg:x="8.239cm" svg:y="8.874cm">
          <draw:text-box>
            <text:p>Массив чисел</text:p>
          </draw:text-box>
        </draw:frame>
        <draw:frame draw:style-name="gr8" draw:text-style-name="P8" draw:layer="layout" svg:width="4.191cm" svg:height="0.962cm" svg:x="15.732cm" svg:y="11.087cm">
          <draw:text-box>
            <text:p>Число</text:p>
          </draw:text-box>
        </draw:frame>
        <draw:frame draw:style-name="gr9" draw:text-style-name="P8" draw:layer="layout" svg:width="3.429cm" svg:height="1.524cm" svg:x="2.27cm" svg:y="11.033cm">
          <draw:text-box>
            <text:p>Число</text:p>
          </draw:text-box>
        </draw:frame>
        <draw:frame draw:style-name="gr10" draw:text-style-name="P8" draw:layer="layout" svg:width="6.731cm" svg:height="1.673cm" svg:x="10.906cm" svg:y="13.319cm">
          <draw:text-box>
            <text:p>Проверка на совпадение</text:p>
          </draw:text-box>
        </draw:frame>
        <draw:frame draw:style-name="gr9" draw:text-style-name="P8" draw:layer="layout" svg:width="7.62cm" svg:height="1.524cm" svg:x="15.605cm" svg:y="18.018cm">
          <draw:text-box>
            <text:p>Быки и коровы</text:p>
          </draw:text-box>
        </draw:frame>
        <draw:frame draw:style-name="gr11" draw:text-style-name="P8" draw:layer="layout" svg:width="7.366cm" svg:height="2.667cm" svg:x="11.033cm" svg:y="20.812cm">
          <draw:text-box>
            <text:p>Проверка по числу</text:p>
          </draw:text-box>
        </draw:frame>
        <draw:frame draw:style-name="gr12" draw:text-style-name="P8" draw:layer="layout" svg:width="4.953cm" svg:height="1.27cm" svg:x="2.27cm" svg:y="17.891cm">
          <draw:text-box>
            <text:p>Число</text:p>
          </draw:text-box>
        </draw:frame>
        <draw:frame draw:style-name="gr9" draw:text-style-name="P8" draw:layer="layout" svg:width="7.112cm" svg:height="1.524cm" svg:x="11.16cm" svg:y="15.732cm">
          <draw:text-box>
            <text:p>Число компьютера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3T16:56:37.582376700</meta:creation-date>
    <dc:date>2018-11-23T19:57:30.310553228</dc:date>
    <meta:editing-duration>PT2M8S</meta:editing-duration>
    <meta:editing-cycles>2</meta:editing-cycles>
    <meta:generator>LibreOffice/6.0.7.3.0$Linux_X86_64 LibreOffice_project/00m0$Build-3</meta:generator>
    <meta:document-statistic meta:object-count="25"/>
  </office:meta>
</office:document-meta>
</file>